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fo:background-color="#66ff66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Verdana" fo:font-size="14pt" fo:font-weight="normal" fo:background-color="#66ff66" style:font-size-asian="14pt" style:font-weight-asian="normal" style:font-size-complex="14pt" style:font-weight-complex="normal"/>
    </style:style>
    <style:style style:name="T4" style:family="text">
      <style:text-properties style:font-name="Verdana" fo:font-size="14pt" fo:font-weight="normal" fo:background-color="#66ff66" style:font-size-asian="14pt" style:font-weight-asian="normal" style:font-size-complex="14pt" style:font-weight-complex="normal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ungsaufgabe bis 13 Uhr und für heute Nachmittag</text:p>
      <text:p text:style-name="Standard"><text:span text:style-name="T1"><text:line-break/><text:line-break/></text:span><text:span text:style-name="T2">Um sich auf die erste Prüfung vorzubereiten, hat es sich als sehr hilfreich herausgestellt, alle Befehle aus dem ersten Teil des Buches (Seite 23 - 219) zu wiederholen. <text:line-break/>Heute besonders die Seiten 414 – 420 im Begleitbuch<text:line-break/><text:line-break/>Nutzen Sie dazu den Prüfungssimulator und gehen ggf. die Übungen nochmals durch. <text:line-break/><text:line-break/>Sie sollten </text:span><text:span text:style-name="T4">90% oder mehr richtig</text:span><text:span text:style-name="T2"> haben und in der </text:span><text:span text:style-name="T3">1. Juni-</text:span><text:span text:style-name="T4">Woche</text:span><text:span text:style-name="T2"> erfolgreich die </text:span><text:span text:style-name="T4">erste Prüfung</text:span><text:span text:style-name="T2"> bestehen.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9T08:06:17.68</meta:creation-date>
    <dc:date>2020-05-25T11:29:57.19</dc:date>
    <meta:editing-duration>PT16H50M10S</meta:editing-duration>
    <meta:editing-cycles>22</meta:editing-cycles>
    <meta:generator>OpenOffice/4.1.7$Win32 OpenOffice.org_project/417m1$Build-9800</meta:generator>
    <meta:print-date>2020-05-22T10:33:47.72</meta:print-date>
    <meta:document-statistic meta:table-count="0" meta:image-count="0" meta:object-count="0" meta:page-count="1" meta:paragraph-count="2" meta:word-count="74" meta:character-count="463"/>
  </office:meta>
</office:document-meta>
</file>